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language="pl" fo:country="PL" fo:font-style="normal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T2" style:family="text">
      <style:text-properties fo:color="#000000" fo:font-family="'Times New Roman'" style:font-family-generic="roman" style:font-pitch="variable" fo:font-size="15pt" fo:language="pl" fo:country="PL" fo:font-style="normal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T3" style:family="text">
      <style:text-properties fo:color="#ffffff" fo:font-family="'Times New Roman'" style:font-family-generic="roman" style:font-pitch="variable" fo:font-size="60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style:style style:name="T5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Kocham Cię,</text:span><text:span text:style-name="T1"><text:line-break/></text:span><text:span text:style-name="T2">ppp</text:span><text:span text:style-name="T1"><text:line-break/></text:span><text:span text:style-name="T1">Panie kocham Cię,</text:span><text:span text:style-name="T1"><text:line-break/></text:span><text:span text:style-name="T2">ppp</text:span><text:span text:style-name="T3"><text:line-break/></text:span><text:span text:style-name="T4">Tyś jedynie Bogiem moim,</text:span><text:span text:style-name="T4"><text:line-break/></text:span><text:span text:style-name="T5">ppp</text:span><text:span text:style-name="T4"><text:line-break/></text:span><text:span text:style-name="T4">Panem moim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4" draw:layer="layout" svg:width="28cm" svg:height="21cm" svg:x="0cm" svg:y="0cm" presentation:class="title" presentation:user-transformed="true">
          <draw:text-box>
            <text:p text:style-name="P1"><text:span text:style-name="T4">Zmieniłeś życie me,</text:span><text:span text:style-name="T4"><text:line-break/></text:span><text:span text:style-name="T4">obmyłeś mnie Swą Krwią,</text:span><text:span text:style-name="T4"><text:line-break/></text:span><text:span text:style-name="T4">Dałeś mi pokój Swój,</text:span><text:span text:style-name="T4"><text:line-break/></text:span><text:span text:style-name="T4">nazwałeś dzieckiem Swym.</text:span><text:span text:style-name="T4"><text:line-break/></text:span><text:span text:style-name="T4">Uwielbiam Panie Cię,</text:span><text:span text:style-name="T4"><text:line-break/></text:span><text:span text:style-name="T4">wysławiam Imię Twe,</text:span><text:span text:style-name="T4"><text:line-break/></text:span><text:span text:style-name="T4">Wznoszę swe ręce wzwyż,</text:span><text:span text:style-name="T4"><text:line-break/></text:span><text:span text:style-name="T4">Tyś godzien chwały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14T20:55:00</dc:date>
    <dc:language>pl-PL</dc:language>
    <meta:editing-cycles>10</meta:editing-cycles>
    <meta:editing-duration>PT55M3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